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fo:font-size="12pt" fo:language="en" fo:country="US" style:font-size-asian="12pt" style:font-size-complex="12pt"/>
    </style:style>
    <style:style style:name="P2" style:family="paragraph" style:parent-style-name="Standard">
      <style:text-properties fo:font-size="12pt" fo:language="en" fo:country="US" fo:font-weight="bold" style:font-size-asian="12pt" style:font-weight-asian="bold" style:font-size-complex="12pt"/>
    </style:style>
    <style:style style:name="P3" style:family="paragraph" style:parent-style-name="Standard">
      <style:text-properties fo:font-size="14pt" fo:language="en" fo:country="US" fo:font-weight="bold" style:font-size-asian="14pt" style:font-weight-asian="bold" style:font-size-complex="14pt"/>
    </style:style>
    <style:style style:name="P4" style:family="paragraph" style:parent-style-name="Standard">
      <style:text-properties fo:font-size="14pt" fo:language="en" fo:country="US" style:font-size-asian="14pt" style:font-size-complex="14pt"/>
    </style:style>
    <style:style style:name="P5" style:family="paragraph" style:parent-style-name="Standard">
      <style:text-properties fo:color="#ff0000" fo:font-size="14pt" fo:language="en" fo:country="US" fo:font-weight="bold" style:font-size-asian="14pt" style:font-weight-asian="bold" style:font-size-complex="14pt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officeooo:paragraph-rsid="00115259"/>
    </style:style>
    <style:style style:name="P8" style:family="paragraph" style:parent-style-name="Standard">
      <style:paragraph-properties fo:margin-top="0cm" fo:margin-bottom="0cm" loext:contextual-spacing="false"/>
    </style:style>
    <style:style style:name="P9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font-size="14pt" fo:language="en" fo:country="US" fo:font-weight="bold" style:font-size-asian="14pt" style:font-weight-asian="bold" style:font-size-complex="14pt"/>
    </style:style>
    <style:style style:name="T3" style:family="text">
      <style:text-properties fo:font-size="14pt" fo:language="en" fo:country="US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font-size="12pt" fo:language="en" fo:country="US" fo:font-weight="bold" style:font-size-asian="12pt" style:font-weight-asian="bold" style:font-size-complex="12pt"/>
    </style:style>
    <style:style style:name="T6" style:family="text">
      <style:text-properties fo:color="#ff0000" fo:font-size="12pt" fo:language="en" fo:country="US" fo:font-weight="bold" style:font-size-asian="12pt" style:font-weight-asian="bold" style:font-size-complex="12pt"/>
    </style:style>
    <style:style style:name="T7" style:family="text">
      <style:text-properties fo:color="#ff0000" fo:font-size="14pt" fo:language="en" fo:country="US" fo:font-weight="bold" style:font-size-asian="14pt" style:font-weight-asian="bold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E</text:span></text:p>
      <text:p text:style-name="Standard"><text:bookmark text:name="_GoBack"/><text:span text:style-name="T1">Simple Past – Describes actions finished in the past – usually there is a time indicator (yesterday – last week – 2 days ago – last night – etc)</text:span></text:p>
      <text:p text:style-name="P8"><text:span text:style-name="T1">Auxiliary ‘Did’ with normal verbs but not the verb ‘to be’ (was – were)</text:span></text:p>
      <text:p text:style-name="P8"><text:span text:style-name="T1">Only used (-) and (?) sentences.</text:span></text:p>
      <text:p text:style-name="Standard"><text:span text:style-name="T1">For regular verbs (add ‘d’ or ‘ed’)</text:span></text:p>
      <text:p text:style-name="P1"/>
      <text:p text:style-name="P7"><text:span text:style-name="T6">What did you do yesterday?</text:span><text:span text:style-name="T4"><text:tab/><text:tab/></text:span><text:span text:style-name="T6">Subject +<text:tab/>verb (ed|i)<text:tab/>+<text:tab/>complement<text:tab/><text:tab/>subj. +<text:tab/>did<text:tab/>+<text:tab/>verb<text:tab/> <text:s text:c="4"/>+<text:tab/>complement<text:tab/><text:tab/>DID<text:tab/>+<text:tab/>SUBJ. <text:s/>+<text:tab/>VERB<text:tab/>+<text:tab/>COMPLEMENT </text:span></text:p>
      <text:p text:style-name="P7"><text:span text:style-name="T6"><text:tab/><text:tab/><text:tab/><text:tab/><text:tab/><text:tab/><text:tab/><text:tab/><text:tab/><text:tab/><text:tab/><text:tab/><text:tab/><text:tab/>Not<text:tab/><text:tab/>(normal)<text:tab/><text:tab/><text:tab/><text:tab/><text:tab/><text:tab/><text:tab/><text:tab/>(NORM)</text:span></text:p>
      <text:p text:style-name="Standard"><text:span text:style-name="T4"><text:tab/><text:tab/><text:tab/><text:tab/><text:tab/></text:span><text:span text:style-name="T5">I<text:tab/><text:tab/>STUDIED<text:tab/><text:tab/>ENGLISH <text:tab/><text:tab/>I<text:tab/>did<text:tab/><text:tab/>study<text:tab/><text:tab/>English<text:tab/><text:tab/><text:tab/>did<text:tab/><text:tab/>I<text:tab/><text:tab/>study<text:tab/><text:tab/>english<text:tab/></text:span></text:p>
      <text:p text:style-name="Standard"><text:span text:style-name="T5">WHAT DID I DO WITH YOU<text:tab/><text:tab/><text:tab/><text:tab/><text:tab/><text:tab/><text:tab/>YESTERDAY.<text:tab/><text:tab/><text:tab/>Not<text:tab/><text:tab/><text:tab/><text:tab/>yesterday.<text:tab/><text:tab/><text:tab/><text:tab/><text:tab/><text:tab/><text:tab/><text:tab/>Yesterday?<text:tab/><text:tab/></text:span></text:p>
      <text:p text:style-name="Standard"><text:span text:style-name="T5">LAST CLASS?<text:tab/><text:tab/><text:tab/><text:tab/>YOU<text:tab/><text:tab/>TAUGHT <text:tab/><text:tab/>ME<text:tab/><text:tab/><text:tab/>you<text:tab/>didn’t<text:tab/><text:tab/>teach<text:tab/><text:tab/>me.<text:tab/><text:tab/><text:tab/>Did<text:tab/><text:tab/>you<text:tab/><text:tab/>teach<text:tab/><text:tab/>me?</text:span></text:p>
      <text:p text:style-name="Standard"><text:span text:style-name="T5"><text:tab/><text:tab/><text:tab/><text:tab/><text:tab/><text:tab/><text:tab/><text:tab/><text:tab/><text:tab/></text:span></text:p>
      <text:p text:style-name="Standard"><text:span text:style-name="T5">WHAT DID YOUR FATHER DO<text:tab/>HE<text:tab/><text:tab/>WORKED<text:tab/><text:tab/>THIS<text:tab/><text:tab/><text:tab/>he<text:tab/>didn’t<text:tab/><text:tab/>work<text:tab/><text:tab/>this week.<text:tab/><text:tab/>Did<text:tab/><text:tab/>he<text:tab/><text:tab/>work<text:tab/><text:tab/>this week?</text:span></text:p>
      <text:p text:style-name="Standard"><text:span text:style-name="T5">THIS WEEK?<text:tab/><text:tab/><text:tab/><text:tab/><text:tab/><text:tab/><text:tab/><text:tab/><text:tab/>WEEK,</text:span></text:p>
      <text:p text:style-name="Standard"><text:span text:style-name="T5">WHAT DID YOUR MOTHER DO<text:tab/>SHE<text:tab/><text:tab/>COOKED<text:tab/><text:tab/>THIS <text:tab/><text:tab/><text:tab/>she<text:tab/>didn’t<text:tab/><text:tab/>cook<text:tab/><text:tab/>this week.<text:tab/><text:tab/>Did<text:tab/><text:tab/>she<text:tab/><text:tab/>cook<text:tab/><text:tab/>this week?</text:span></text:p>
      <text:p text:style-name="Standard"><text:span text:style-name="T5">THIS WEEK?<text:tab/><text:tab/><text:tab/><text:tab/><text:tab/><text:tab/><text:tab/><text:tab/><text:tab/>WEEK.<text:tab/><text:tab/></text:span></text:p>
      <text:p text:style-name="Standard"><text:span text:style-name="T5">WHAT DID YOUR DOG DO<text:tab/><text:tab/><text:tab/><text:tab/><text:tab/><text:tab/><text:tab/><text:tab/><text:tab/></text:span></text:p>
      <text:p text:style-name="Standard"><text:span text:style-name="T5">THIS MORNING?<text:tab/><text:tab/><text:tab/>IT<text:tab/><text:tab/>SLEPT<text:tab/><text:tab/><text:tab/>THIS<text:tab/><text:tab/><text:tab/>it<text:tab/>didn’t<text:tab/><text:tab/>sleep<text:tab/><text:tab/>this<text:tab/><text:tab/><text:tab/>did<text:tab/><text:tab/>it<text:tab/><text:tab/>sleep<text:tab/> <text:s text:c="6"/>this morning?</text:span></text:p>
      <text:p text:style-name="Standard"><text:span text:style-name="T5"><text:tab/><text:tab/><text:tab/><text:tab/><text:tab/><text:tab/><text:tab/><text:tab/><text:tab/><text:tab/>MORNING.<text:tab/><text:tab/><text:tab/><text:tab/><text:tab/><text:tab/><text:tab/>morning.</text:span></text:p>
      <text:p text:style-name="Standard"><text:span text:style-name="T5">WHAT DID WE DO LAST CLASS?<text:tab/>WE<text:tab/><text:tab/>STAYED<text:tab/><text:tab/>IN THE CLASS.<text:tab/><text:tab/>We<text:tab/>didn’t<text:tab/><text:tab/>stay<text:tab/><text:tab/>in the class.<text:tab/><text:tab/>Did<text:tab/><text:tab/>we<text:tab/><text:tab/>stay<text:tab/><text:tab/>in the class?</text:span></text:p>
      <text:p text:style-name="P2"/>
      <text:p text:style-name="P2"/>
      <text:p text:style-name="P2"/>
      <text:p text:style-name="P2"/>
      <text:p text:style-name="Standard"><text:span text:style-name="T2">Verb to be <text:tab/><text:tab/><text:tab/>you-we-they – were |I- He-She-It – Was</text:span></text:p>
      <text:p text:style-name="P3"/>
      <text:p text:style-name="Standard"><text:span text:style-name="T1">Where were you yesterday?<text:tab/><text:tab/><text:tab/>I was<text:tab/>at college.<text:tab/>I was not at college. <text:tab/>Was I at college?</text:span></text:p>
      <text:p text:style-name="Standard"><text:span text:style-name="T1">Where was your mother yesterday?<text:tab/><text:tab/>She was <text:s/>at home.<text:tab/><text:tab/>She was not at home.<text:tab/>Was she at home?</text:span></text:p>
      <text:p text:style-name="Standard"><text:span text:style-name="T1">How were your parents this week?<text:tab/><text:tab/>They were happy.<text:tab/><text:tab/>They were not happy. <text:tab/>Were they happy? </text:span></text:p>
      <text:p text:style-name="P4"/>
      <text:p text:style-name="P4"><text:soft-page-break/></text:p>
      <text:p text:style-name="P4"/>
      <text:p text:style-name="Standard"><text:span text:style-name="T7">Habits in the Past</text:span></text:p>
      <text:p text:style-name="Standard"><text:span text:style-name="T7">used to + verb</text:span></text:p>
      <text:p text:style-name="Standard"><text:span text:style-name="T2">what did you use to do when you were a child?</text:span></text:p>
      <text:p text:style-name="Standard"><text:span text:style-name="T1">I used to </text:span><text:span text:style-name="T3">play </text:span><text:span text:style-name="T1">soccer when I </text:span><text:span text:style-name="T3">was </text:span><text:span text:style-name="T1">a child.</text:span></text:p>
      <text:p text:style-name="Standard"><text:span text:style-name="T1">I didn’t use to play soccer when I was a child. <text:s/></text:span></text:p>
      <text:p text:style-name="P3"/>
      <text:p text:style-name="Standard"><text:span text:style-name="T2">What did your mother use to do when you were a baby?</text:span></text:p>
      <text:p text:style-name="Standard"><text:span text:style-name="T1">She used to breastfeed me when I was a baby.</text:span></text:p>
      <text:p text:style-name="Standard"><text:span text:style-name="T1">She didn’t use to breastfeed me when I was a baby. </text:span></text:p>
      <text:p text:style-name="P4"/>
      <text:p text:style-name="P4"/>
      <text:p text:style-name="P4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size-asian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10.0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3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0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3.17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4.44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7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6.9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8.25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9.5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43.18cm" fo:page-height="27.94cm" style:num-format="1" style:print-orientation="landscape" fo:margin-top="1.27cm" fo:margin-bottom="1.27cm" fo:margin-left="1.27cm" fo:margin-right="1.27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O_P_VOLOCHEU</meta:initial-creator>
    <meta:editing-cycles>9</meta:editing-cycles>
    <meta:creation-date>2017-08-11T19:06:00</meta:creation-date>
    <dc:date>2018-01-09T17:42:50.829483040</dc:date>
    <meta:editing-duration>PT2H26M22S</meta:editing-duration>
    <meta:generator>LibreOffice/5.2.7.2$Linux_X86_64 LibreOffice_project/20m0$Build-2</meta:generator>
    <meta:document-statistic meta:table-count="0" meta:image-count="0" meta:object-count="0" meta:page-count="2" meta:paragraph-count="31" meta:word-count="330" meta:character-count="1853" meta:non-whitespace-character-count="13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